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2, 2021 (01:34:5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05:34:59Z</meta:creation-date>
    <dc:date>2021-08-12T05:34:59Z</dc:date>
    <meta:user-defined meta:name="date" meta:value-type="string">August  12, 2021 (01:34:5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